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3535in" fo:margin-left="-0.2354in" table:align="left"/>
    </style:style>
    <style:style style:name="Table1.A" style:family="table-column">
      <style:table-column-properties style:column-width="1.2917in"/>
    </style:style>
    <style:style style:name="Table1.B" style:family="table-column">
      <style:table-column-properties style:column-width="0.8333in"/>
    </style:style>
    <style:style style:name="Table1.C" style:family="table-column">
      <style:table-column-properties style:column-width="1.4896in"/>
    </style:style>
    <style:style style:name="Table1.D" style:family="table-column">
      <style:table-column-properties style:column-width="1.5417in"/>
    </style:style>
    <style:style style:name="Table1.E" style:family="table-column">
      <style:table-column-properties style:column-width="1.6667in"/>
    </style:style>
    <style:style style:name="Table1.F" style:family="table-column">
      <style:table-column-properties style:column-width="1.7604in"/>
    </style:style>
    <style:style style:name="Table1.G" style:family="table-column">
      <style:table-column-properties style:column-width="0.5521in"/>
    </style:style>
    <style:style style:name="Table1.H" style:family="table-column">
      <style:table-column-properties style:column-width="0.5729in"/>
    </style:style>
    <style:style style:name="Table1.I" style:family="table-column">
      <style:table-column-properties style:column-width="0.6451in"/>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5ea7b" officeooo:paragraph-rsid="0005ea7b"/>
    </style:style>
    <style:style style:name="P2" style:family="paragraph" style:parent-style-name="Text_20_body" style:list-style-name="L1">
      <style:text-properties officeooo:rsid="0005ea7b" officeooo:paragraph-rsid="0005ea7b"/>
    </style:style>
    <style:style style:name="P3" style:family="paragraph" style:parent-style-name="Heading_20_1">
      <style:text-properties officeooo:rsid="0005ea7b" officeooo:paragraph-rsid="0005ea7b"/>
    </style:style>
    <style:style style:name="P4" style:family="paragraph" style:parent-style-name="Table_20_Contents">
      <style:text-properties officeooo:rsid="00050ec4" officeooo:paragraph-rsid="00050ec4"/>
    </style:style>
    <style:style style:name="P5" style:family="paragraph" style:parent-style-name="Table_20_Contents">
      <style:text-properties fo:font-weight="bold" officeooo:rsid="00050ec4" officeooo:paragraph-rsid="00050ec4" style:font-weight-asian="bold" style:font-weight-complex="bold"/>
    </style:style>
    <style:style style:name="T1" style:family="text">
      <style:text-properties officeooo:rsid="00050ec4"/>
    </style:style>
    <style:style style:name="T2" style:family="text">
      <style:text-properties officeooo:rsid="0005ea7b"/>
    </style:style>
    <style:style style:name="T3" style:family="text">
      <style:text-properties officeooo:rsid="00072ad6"/>
    </style:style>
    <style:style style:name="T4" style:family="text">
      <style:text-properties officeooo:rsid="0008cdee"/>
    </style:style>
    <style:style style:name="T5" style:family="text">
      <style:text-properties fo:font-weight="bold" officeooo:rsid="0008cdee" style:font-weight-asian="bold" style:font-weight-complex="bold"/>
    </style:style>
    <style:style style:name="T6" style:family="text">
      <style:text-properties fo:font-weight="normal" officeooo:rsid="0008cdee"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adline<text:span text:style-name="T2">s</text:span> <text:span text:style-name="T1">2 juni – 9 juni </text:span></text:h>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5">Wanneer?</text:p>
          </table:table-cell>
          <table:table-cell table:style-name="Table1.A1" office:value-type="string">
            <text:p text:style-name="P5">Ma 2-6</text:p>
          </table:table-cell>
          <table:table-cell table:style-name="Table1.A1" office:value-type="string">
            <text:p text:style-name="P5">Di 3-6</text:p>
          </table:table-cell>
          <table:table-cell table:style-name="Table1.A1" office:value-type="string">
            <text:p text:style-name="P5">Wo 4-6</text:p>
          </table:table-cell>
          <table:table-cell table:style-name="Table1.A1" office:value-type="string">
            <text:p text:style-name="P5">Do 5-6</text:p>
          </table:table-cell>
          <table:table-cell table:style-name="Table1.A1" office:value-type="string">
            <text:p text:style-name="P5">Vr 6-6</text:p>
          </table:table-cell>
          <table:table-cell table:style-name="Table1.A1" office:value-type="string">
            <text:p text:style-name="P5">Za 7-6</text:p>
          </table:table-cell>
          <table:table-cell table:style-name="Table1.A1" office:value-type="string">
            <text:p text:style-name="P5">Zo 8-6</text:p>
          </table:table-cell>
          <table:table-cell table:style-name="Table1.I1" office:value-type="string">
            <text:p text:style-name="P5">Ma 9-6</text:p>
          </table:table-cell>
        </table:table-row>
        <table:table-row>
          <table:table-cell table:style-name="Table1.A2" office:value-type="string">
            <text:p text:style-name="P5">Wat?</text:p>
          </table:table-cell>
          <table:table-cell table:style-name="Table1.A2" office:value-type="string">
            <text:p text:style-name="Table_20_Contents"/>
          </table:table-cell>
          <table:table-cell table:style-name="Table1.A2" office:value-type="string">
            <text:p text:style-name="Table_20_Contents">- <text:span text:style-name="T2">Demo af hebben om 16:00! “Klant” aanwezig</text:span></text:p>
          </table:table-cell>
          <table:table-cell table:style-name="Table1.A2" office:value-type="string">
            <text:p text:style-name="Table_20_Contents">- <text:span text:style-name="T2">Voorstel wat wij in het final report over Interaction design willen bespreken (zie introduction lecture) (14:00)</text:span></text:p>
          </table:table-cell>
          <table:table-cell table:style-name="Table1.A2" office:value-type="string">
            <text:p text:style-name="P4">- Reflection sprint 3 (23:50)</text:p>
            <text:p text:style-name="P4">- Sprint plan 4 (officeel pas vrijdag)</text:p>
            <text:p text:style-name="P4"/>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I2" office:value-type="string">
            <text:p text:style-name="Table_20_Contents"/>
          </table:table-cell>
        </table:table-row>
        <table:table-row>
          <table:table-cell table:style-name="Table1.A2" office:value-type="string">
            <text:p text:style-name="P5">Bijzonderheden?</text:p>
          </table:table-cell>
          <table:table-cell table:style-name="Table1.A2" office:value-type="string">
            <text:p text:style-name="Table_20_Contents"/>
          </table:table-cell>
          <table:table-cell table:style-name="Table1.A2" office:value-type="string">
            <text:p text:style-name="P4">- Bespreking met SA <text:span text:style-name="T2">(16:30 HB11.120) </text:span></text:p>
          </table:table-cell>
          <table:table-cell table:style-name="Table1.A2" office:value-type="string">
            <text:p text:style-name="P4">- <text:span text:style-name="T2">Interaction Design (14:25 HB12.080)</text:span></text:p>
          </table:table-cell>
          <table:table-cell table:style-name="Table1.A2" office:value-type="string">
            <text:p text:style-name="Table_20_Contents">- <text:span text:style-name="T2">SIG feedback (Chip 15:30 – 17:00)</text:span></text:p>
          </table:table-cell>
          <table:table-cell table:style-name="Table1.A2" office:value-type="string">
            <text:p text:style-name="P4">- <text:span text:style-name="T2">Bespreking met SA</text:span></text:p>
            <text:p text:style-name="P4">- <text:span text:style-name="T2">Bespreking met Alberto (HB10.230)</text:spa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I2" office:value-type="string">
            <text:p text:style-name="Table_20_Contents"/>
          </table:table-cell>
        </table:table-row>
      </table:table>
      <text:p text:style-name="Text_20_body"/>
      <text:p text:style-name="P1">Uw deadline feut is deze week: Mathijs Hoogland</text:p>
      <text:p text:style-name="P1"/>
      <text:h text:style-name="P3" text:outline-level="1">Afspraken deadlines</text:h>
      <text:list xml:id="list2304973089800138262" text:style-name="L1">
        <text:list-item>
          <text:p text:style-name="P2">De deadline feut is ervoor verantwoordelijk dat er aan het begin van de week voor iedereen een overzicht is op papier met alle deadlines en meetings. Als deze er aan het begin van de dag niet is: gebak. <text:span text:style-name="T4">(</text:span><text:span text:style-name="T5">TIP:</text:span><text:span text:style-name="T6"> ga even blackboard èn CPM langs, communicatie is niet echt consistent bij dit project).</text:span></text:p>
        </text:list-item>
        <text:list-item>
          <text:p text:style-name="P2">De deadline feut is de eindverantwoordelijke voor de deadlines, hij moet er deze week dus voor zorgen dat alles op tijd ingeleverd wordt. <text:span text:style-name="T3">Iets te laat? Gebak.</text:span></text:p>
          <text:p text:style-name="P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js </meta:initial-creator>
    <meta:creation-date>2014-06-02T14:56:21.446369221</meta:creation-date>
    <dc:date>2014-06-02T17:30:14.024701798</dc:date>
    <dc:creator>mathijs </dc:creator>
    <meta:editing-duration>PT2H3M32S</meta:editing-duration>
    <meta:editing-cycles>2</meta:editing-cycles>
    <meta:generator>LibreOffice/4.1.3.2$Linux_X86_64 LibreOffice_project/410m0$Build-2</meta:generator>
    <meta:document-statistic meta:table-count="1" meta:image-count="0" meta:object-count="0" meta:page-count="1" meta:paragraph-count="26" meta:word-count="180" meta:character-count="1011" meta:non-whitespace-character-count="855"/>
  </office:meta>
</office:document-meta>
</file>